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lfaxAI" svg:font-family="ColfaxA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039dde" officeooo:paragraph-rsid="0013ddc1"/>
    </style:style>
    <style:style style:name="P2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paragraph-rsid="0013ddc1"/>
    </style:style>
    <style:style style:name="P3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15da73" officeooo:paragraph-rsid="0015da73"/>
    </style:style>
    <style:style style:name="P4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1d26cb" officeooo:paragraph-rsid="001d26cb"/>
    </style:style>
    <style:style style:name="P5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203c91" officeooo:paragraph-rsid="00203c91"/>
    </style:style>
    <style:style style:name="P6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paragraph-rsid="00203c91"/>
    </style:style>
    <style:style style:name="P7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28b8b4" officeooo:paragraph-rsid="0028b8b4"/>
    </style:style>
    <style:style style:name="P8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2b56b4" officeooo:paragraph-rsid="002b56b4"/>
    </style:style>
    <style:style style:name="P9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2b56b4" officeooo:paragraph-rsid="0013ddc1"/>
    </style:style>
    <style:style style:name="P10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3090f5" officeooo:paragraph-rsid="003090f5"/>
    </style:style>
    <style:style style:name="P11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3227e3" officeooo:paragraph-rsid="003227e3"/>
    </style:style>
    <style:style style:name="P12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2a248a" officeooo:paragraph-rsid="002a248a"/>
    </style:style>
    <style:style style:name="P13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3465a4" officeooo:paragraph-rsid="003465a4"/>
    </style:style>
    <style:style style:name="P14" style:family="paragraph" style:parent-style-name="Standard">
      <style:text-properties fo:font-variant="normal" fo:text-transform="none" fo:color="#202123" loext:opacity="100%" style:font-name="ColfaxAI" fo:font-size="10.5pt" fo:letter-spacing="normal" fo:font-style="normal" fo:font-weight="bold" officeooo:rsid="002b56b4" officeooo:paragraph-rsid="002b56b4"/>
    </style:style>
    <style:style style:name="P15" style:family="paragraph" style:parent-style-name="Standard">
      <style:text-properties fo:font-variant="normal" fo:text-transform="none" fo:color="#202123" loext:opacity="100%" style:font-name="ColfaxAI" fo:font-size="10.5pt" fo:letter-spacing="normal" fo:font-style="normal" fo:font-weight="bold" officeooo:rsid="00374b7e" officeooo:paragraph-rsid="00374b7e"/>
    </style:style>
    <style:style style:name="P16" style:family="paragraph" style:parent-style-name="Standard">
      <style:text-properties officeooo:rsid="00032a40" officeooo:paragraph-rsid="0013ddc1"/>
    </style:style>
    <style:style style:name="P17" style:family="paragraph" style:parent-style-name="Standard">
      <style:text-properties officeooo:paragraph-rsid="0013ddc1"/>
    </style:style>
    <style:style style:name="P18" style:family="paragraph" style:parent-style-name="Standard">
      <style:text-properties officeooo:rsid="0015da73" officeooo:paragraph-rsid="0015da73"/>
    </style:style>
    <style:style style:name="P19" style:family="paragraph" style:parent-style-name="Standard">
      <style:text-properties officeooo:paragraph-rsid="0015da73"/>
    </style:style>
    <style:style style:name="P20" style:family="paragraph" style:parent-style-name="Standard">
      <style:text-properties officeooo:paragraph-rsid="00203c91"/>
    </style:style>
    <style:style style:name="P21" style:family="paragraph" style:parent-style-name="Standard">
      <style:text-properties officeooo:rsid="0020de32" officeooo:paragraph-rsid="0020de32"/>
    </style:style>
    <style:style style:name="P22" style:family="paragraph" style:parent-style-name="Standard">
      <style:text-properties officeooo:rsid="0020de32" officeooo:paragraph-rsid="0021f6d6"/>
    </style:style>
    <style:style style:name="P23" style:family="paragraph" style:parent-style-name="Standard">
      <style:text-properties officeooo:rsid="0021f6d6" officeooo:paragraph-rsid="0021f6d6"/>
    </style:style>
    <style:style style:name="P24" style:family="paragraph" style:parent-style-name="Standard">
      <style:text-properties officeooo:paragraph-rsid="0032cf7d"/>
    </style:style>
    <style:style style:name="P25" style:family="paragraph" style:parent-style-name="Standard">
      <style:text-properties officeooo:rsid="0032cf7d" officeooo:paragraph-rsid="0032cf7d"/>
    </style:style>
    <style:style style:name="P26" style:family="paragraph" style:parent-style-name="Standard">
      <style:text-properties officeooo:rsid="0036f991" officeooo:paragraph-rsid="0036f991"/>
    </style:style>
    <style:style style:name="P27" style:family="paragraph" style:parent-style-name="Standard">
      <style:text-properties fo:font-variant="normal" fo:text-transform="none" fo:color="#202123" loext:opacity="100%" style:font-name="ColfaxAI" fo:font-size="10.5pt" fo:letter-spacing="normal" fo:font-style="normal" fo:font-weight="bold" officeooo:rsid="00374b7e" officeooo:paragraph-rsid="00374b7e"/>
    </style:style>
    <style:style style:name="T1" style:family="text">
      <style:text-properties officeooo:rsid="00032a40"/>
    </style:style>
    <style:style style:name="T2" style:family="text">
      <style:text-properties officeooo:rsid="00039dde"/>
    </style:style>
    <style:style style:name="T3" style:family="text">
      <style:text-properties fo:font-variant="normal" fo:text-transform="none" fo:color="#202124" loext:opacity="100%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202124" loext:opacity="100%" style:font-name="Roboto" fo:font-size="10.5pt" fo:letter-spacing="normal" fo:font-style="normal" fo:font-weight="normal" officeooo:rsid="000828e2"/>
    </style:style>
    <style:style style:name="T5" style:family="text">
      <style:text-properties fo:font-variant="normal" fo:text-transform="none" fo:color="#202124" loext:opacity="100%" style:font-name="Roboto" fo:font-size="10.5pt" fo:letter-spacing="normal" fo:font-style="normal" fo:font-weight="normal" officeooo:rsid="0015da73"/>
    </style:style>
    <style:style style:name="T6" style:family="text">
      <style:text-properties officeooo:rsid="0023fe01"/>
    </style:style>
    <style:style style:name="T7" style:family="text">
      <style:text-properties officeooo:rsid="002818cd"/>
    </style:style>
    <style:style style:name="T8" style:family="text">
      <style:text-properties officeooo:rsid="00203c91"/>
    </style:style>
    <style:style style:name="T9" style:family="text">
      <style:text-properties officeooo:rsid="0038a6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>Servers : nginx,apache2 and cloud fare </text:p>
      <text:p text:style-name="P16"/>
      <text:p text:style-name="P16">Login <text:s/>Dev : ssh -p 29107 <text:a xlink:type="simple" xlink:href="mailto:praveen@dev.olviveboard.in" text:style-name="Internet_20_link" text:visited-style-name="Visited_20_Internet_20_Link">praveen@dev.olviveboard.in</text:a></text:p>
      <text:p text:style-name="P17"><text:span text:style-name="T1">Hindi Login : <text:tab/> ssh -p 29107 praveen@hindi21.oliveboard.in<text:line-break/>mysql : mysql -</text:span><text:span text:style-name="T2">u root -ppats2001<text:line-break/>From local to copy : <text:s text:c="2"/>scp -P 29107 -r <text:s/>@discuss.oliveboard.in:/usr/share/nginx/html/obforum/thankteacher .</text:span></text:p>
      <text:p text:style-name="P1"/>
      <text:p text:style-name="P1">From server: scp -P 29107 dev.oliveboard.in:/var/www/html/genparsing/getfilenames.py .</text:p>
      <text:p text:style-name="P2"/>
      <text:p text:style-name="P17"><text:span text:style-name="T4">Backend Error : </text:span><text:span text:style-name="T5">sudo </text:span><text:span text:style-name="T3">tail -f /var/log/apache2/error.log</text:span></text:p>
      <text:p text:style-name="P2"/>
      <text:p text:style-name="P3">file permission for uplaod img : chown -R www-data:www-data uploaded/</text:p>
      <text:p text:style-name="P3"/>
      <text:p text:style-name="P19"><text:span text:style-name="T5">user permission : </text:span>chown -<text:span text:style-name="T7">R </text:span>praveen:praveen seturl.php </text:p>
      <text:p text:style-name="P3"/>
      <text:p text:style-name="P4">Debug : #open("/tmp/dbg.txt","a+").write("\ninsert into schedule (startdate, topic, section,isfree, encodedurl, course, classtype) values (%s, %s, %s, %s, %s, %s, %s)" , (startdate, utopic, section, isfree, url, course, classtype))</text:p>
      <text:p text:style-name="P2"/>
      <text:p text:style-name="P2"/>
      <text:p text:style-name="P2"/>
      <text:p text:style-name="P6"><text:span text:style-name="T8">cgi permission : <text:s text:c="2"/></text:span>sudo chmod +x updatepayment.cgi</text:p>
      <text:p text:style-name="P20"/>
      <text:p text:style-name="P21"/>
      <text:p text:style-name="Standard"/>
      <text:p text:style-name="P23">My sql</text:p>
      <text:p text:style-name="P23"/>
      <text:p text:style-name="P23">Count douplicates </text:p>
      <text:p text:style-name="P23">mysql&gt; select id, count(*) as cnt from panetext group by id having cnt &gt; 1;</text:p>
      <text:p text:style-name="P23"/>
      <text:p text:style-name="P22">Copy content : cat ibpsclerkmain2022-3-questions.txt <text:s/>| grep " <text:s/>LR <text:s text:c="5"/>" &gt; ibpsclerkmain2022-3-questions-el.txt <text:s/><text:line-break/>where requried charcter there </text:p>
      <text:p text:style-name="P5"/>
      <text:p text:style-name="P2"/>
      <text:p text:style-name="P2">sh add.sh epmty.txt ibpsclerkmain2022-4-ga-questions.txt 9 ibpsclerkmain2022-4-ga <text:span text:style-name="T6">For add hindi file </text:span></text:p>
      <text:p text:style-name="P2"/>
      <text:p text:style-name="P2"/>
      <text:p text:style-name="P2"/>
      <text:p text:style-name="P2"/>
      <text:p text:style-name="P7">Add pdf</text:p>
      <text:p text:style-name="P2"/>
      <text:p text:style-name="P2"><text:s/>scp -P 29107 634.pdf <text:s text:c="2"/>@discuss.oliveboard.in:/usr/share/nginx/html/obforum/edge/overviews/schedulepdfs</text:p>
      <text:p text:style-name="P2"/>
      <text:p text:style-name="P2"/>
      <text:p text:style-name="P2"/>
      <text:p text:style-name="P10">apt-cache search python | grep mysqldb</text:p>
      <text:p text:style-name="P10">apt install python3-mysqldb</text:p>
      <text:p text:style-name="P11">a2emod cgi for add cgi <text:tab/>for enable cgi</text:p>
      <text:p text:style-name="P2"/>
      <text:p text:style-name="P2"/>
      <text:p text:style-name="P13">OB userid : 7758692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For adding br tag in end of line</text:p>
      <text:p text:style-name="P2">:l1,l2s:\n:&lt;br&gt;: </text:p>
      <text:p text:style-name="P24">l1 l2 are line numbers</text:p>
      <text:p text:style-name="P24"/>
      <text:p text:style-name="P24"/>
      <text:p text:style-name="P25">remove item by space</text:p>
      <text:p text:style-name="P24">:%s:.* ::</text:p>
      <text:p text:style-name="P24"/>
      <text:p text:style-name="P26">Replace <text:s/>from to end </text:p>
      <text:p text:style-name="P26">:%s:&lt;!--.*--&gt;::g</text:p>
      <text:p text:style-name="P24"/>
      <text:p text:style-name="P24"/>
      <text:p text:style-name="P25">add begging text</text:p>
      <text:p text:style-name="P24">:%s:^:https\://discuss.oliveboard.in/edge/pdfs/ssccrashcourse/: </text:p>
      <text:p text:style-name="Standard"/>
      <text:p text:style-name="P9"/>
      <text:p text:style-name="P8"/>
      <text:p text:style-name="P14"><text:a xlink:type="simple" xlink:href="mailto:hovoheb528@irebah.com" text:style-name="Internet_20_link" text:visited-style-name="Visited_20_Internet_20_Link">hovoheb528@irebah.com</text:a></text:p>
      <text:p text:style-name="P14"/>
      <text:p text:style-name="P15">Python env</text:p>
      <text:p text:style-name="P15"/>
      <text:p text:style-name="P15">create : python3 -m venv myenv</text:p>
      <text:p text:style-name="P15">active : source myenv/bin/activate</text:p>
      <text:p text:style-name="P15"/>
      <text:p text:style-name="P15"/>
      <text:p text:style-name="P15"/>
      <text:p text:style-name="P15"/>
      <text:p text:style-name="P15"><text:s/>ln -s /home/code/courses/overviewvideos.py <text:s text:c="2"/><text:span text:style-name="T9">same file apearing in another pat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lfaxAI" svg:font-family="ColfaxA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15:20:34.991527040</meta:creation-date>
    <dc:date>2023-08-16T09:29:34.910678432</dc:date>
    <meta:editing-duration>P1DT17H5M52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228" meta:character-count="1805" meta:non-whitespace-character-count="1580"/>
  </office:meta>
</office:document-meta>
</file>